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be1fe" officeooo:paragraph-rsid="001be1fe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be1fe" officeooo:paragraph-rsid="001be1fe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1be1fe" officeooo:paragraph-rsid="001be1fe" style:font-weight-asian="bold" style:font-weight-complex="bold"/>
    </style:style>
    <style:style style:name="P5" style:family="paragraph" style:parent-style-name="Title">
      <style:text-properties style:font-name="Calibri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che N°8 : Les modes alternatifs de résolution des différends (MARD)</text:p>
      <text:p text:style-name="P2"/>
      <text:h text:style-name="P1" text:outline-level="1">Partie I</text:h>
      <text:p text:style-name="P3"/>
      <text:p text:style-name="P4">1. En cas de recours aux MARD :</text:p>
      <text:p text:style-name="P3"/>
      <text:p text:style-name="P3">a.</text:p>
      <text:p text:style-name="P3"/>
      <text:p text:style-name="P4">2. La conciliation :</text:p>
      <text:p text:style-name="P3"/>
      <text:p text:style-name="P3">a.</text:p>
      <text:p text:style-name="P3"/>
      <text:p text:style-name="P4">3. La médiation judiciaire :</text:p>
      <text:p text:style-name="P3"/>
      <text:p text:style-name="P3">a.</text:p>
      <text:p text:style-name="P3"/>
      <text:p text:style-name="P4">4. La transaction :</text:p>
      <text:p text:style-name="P3"/>
      <text:p text:style-name="P3">a.</text:p>
      <text:p text:style-name="P3"/>
      <text:p text:style-name="P4">5. La convention de procédure participative :</text:p>
      <text:p text:style-name="P3"/>
      <text:p text:style-name="P3">a.</text:p>
      <text:p text:style-name="P3"/>
      <text:p text:style-name="P4">6. L’arbitrage :</text:p>
      <text:p text:style-name="P3"/>
      <text:p text:style-name="P3">a.</text:p>
      <text:p text:style-name="P3"/>
      <text:p text:style-name="P4">7. Le recours à l’arbitrage :</text:p>
      <text:p text:style-name="P3"/>
      <text:p text:style-name="P3">a.</text:p>
      <text:p text:style-name="P3"/>
      <text:p text:style-name="P4">8. La sentence arbitraire :</text:p>
      <text:p text:style-name="P3"/>
      <text:p text:style-name="P3">a .</text:p>
      <text:p text:style-name="P3"/>
      <text:h text:style-name="P1" text:outline-level="1">Partie II</text:h>
      <text:p text:style-name="P3"/>
      <text:p text:style-name="P4">1. L’arbitrage est gratuit</text:p>
      <text:p text:style-name="P3"><text:line-break/>a</text:p>
      <text:p text:style-name="P3"><text:soft-page-break/></text:p>
      <text:p text:style-name="P4">2. Les parties qui ont décidé de recourir à l’arbitrage ne peuvent plus saisir le juge</text:p>
      <text:p text:style-name="P3"/>
      <text:p text:style-name="P3">a</text:p>
      <text:p text:style-name="P3"/>
      <text:p text:style-name="P4">3. La conciliation se déroule entre les parties</text:p>
      <text:p text:style-name="P3"/>
      <text:p text:style-name="P3">a</text:p>
      <text:p text:style-name="P3"/>
      <text:p text:style-name="P3"><text:span text:style-name="T1">4. La transaction est un contrat par lequel les parties mettent fin à leur différend et règlent l’avenir</text:span></text:p>
      <text:p text:style-name="P3"/>
      <text:p text:style-name="P3">a</text:p>
      <text:p text:style-name="P3"/>
      <text:p text:style-name="P4">5. La médiation est judiciaire</text:p>
      <text:p text:style-name="P3"/>
      <text:p text:style-name="P3">a</text:p>
      <text:p text:style-name="P3"/>
      <text:p text:style-name="P4">6. La médiation pénale est possible pour toutes les infractions</text:p>
      <text:p text:style-name="P3"/>
      <text:p text:style-name="P3">a</text:p>
      <text:p text:style-name="P3"/>
      <text:p text:style-name="P4">7. L’arbitre tranche le différend, le conciliateur et le médiateur aident les parties</text:p>
      <text:p text:style-name="P3"/>
      <text:p text:style-name="P3">a</text:p>
      <text:p text:style-name="P3"/>
      <text:p text:style-name="P4">8. Les MARC présentent l’avantage de la rapidité, de la discrétion et la gratuit</text:p>
      <text:p text:style-name="P3"/>
      <text:p text:style-name="P3">a</text:p>
      <text:p text:style-name="P3"/>
      <text:h text:style-name="P1" text:outline-level="1">Partie III</text:h>
      <text:p text:style-name="P3"/>
      <text:p text:style-name="P3">1.</text:p>
      <text:p text:style-name="P3"/>
      <text:p text:style-name="P3">2.</text:p>
      <text:p text:style-name="P3"/>
      <text:p text:style-name="P3">3.</text:p>
      <text:p text:style-name="P3"/>
      <text:p text:style-name="P3">4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04:57:25.308000000</meta:creation-date>
    <dc:date>2020-04-27T05:04:50.457000000</dc:date>
    <meta:editing-duration>PT7M25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40" meta:word-count="168" meta:character-count="866" meta:non-whitespace-character-count="737"/>
  </office:meta>
</office:document-meta>
</file>